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2bd" officeooo:paragraph-rsid="001112bd"/>
    </style:style>
    <style:style style:name="P2" style:family="paragraph" style:parent-style-name="Standard">
      <style:text-properties officeooo:rsid="0011e0b5" officeooo:paragraph-rsid="0011e0b5"/>
    </style:style>
    <style:style style:name="P3" style:family="paragraph" style:parent-style-name="Standard" style:list-style-name="L1">
      <style:text-properties officeooo:rsid="0011e0b5" officeooo:paragraph-rsid="0011e0b5"/>
    </style:style>
    <style:style style:name="T1" style:family="text">
      <style:text-properties officeooo:rsid="001284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 Me</text:p>
      <text:p text:style-name="P2">Note: this was done in Ubuntu, if it fails using Windows or Mac operating Systems.</text:p>
      <text:list xml:id="list2547205445" text:style-name="L1">
        <text:list-item>
          <text:p text:style-name="P3">Navigate to project folder</text:p>
        </text:list-item>
        <text:list-item>
          <text:p text:style-name="P3">g++ LFCuckooHash.cpp -pthread <text:span text:style-name="T1">to compile</text:span></text:p>
        </text:list-item>
        <text:list-item>
          <text:p text:style-name="P3">./a.out <text:span text:style-name="T1">to execute</text:span></text:p>
        </text:list-item>
        <text:list-item>
          <text:p text:style-name="P3">First value is size of tables, Second is number of operations, Third is number of threads</text:p>
        </text:list-item>
        <text:list-item>
          <text:p text:style-name="P3">Results should be throughput, and time in milliseconds.</text:p>
        </text:list-item>
      </text:list>
      <text:p text:style-name="P2"/>
      <text:p text:style-name="P2">Proofs in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03:49.256734363</meta:creation-date>
    <dc:date>2019-04-16T11:44:28.886176766</dc:date>
    <meta:editing-duration>PT4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1" meta:character-count="344" meta:non-whitespace-character-count="296"/>
  </office:meta>
</office:document-meta>
</file>